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4931in" fo:margin-left="0.25in" fo:margin-top="0in" fo:margin-bottom="0in" table:align="left" style:writing-mode="rl-tb"/>
    </style:style>
    <style:style style:name="Table1.A" style:family="table-column">
      <style:table-column-properties style:column-width="0.75in"/>
    </style:style>
    <style:style style:name="Table1.B" style:family="table-column">
      <style:table-column-properties style:column-width="0.6882in"/>
    </style:style>
    <style:style style:name="Table1.C" style:family="table-column">
      <style:table-column-properties style:column-width="0.7257in"/>
    </style:style>
    <style:style style:name="Table1.D" style:family="table-column">
      <style:table-column-properties style:column-width="0.7111in"/>
    </style:style>
    <style:style style:name="Table1.E" style:family="table-column">
      <style:table-column-properties style:column-width="0.618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rl-tb"/>
    </style:style>
    <style:style style:name="Table1.E1" style:family="table-cell">
      <style:table-cell-properties fo:background-color="#d9d9d9" fo:padding-left="0.075in" fo:padding-right="0.075in" fo:padding-top="0in" fo:padding-bottom="0in" fo:border="0.5pt solid #000000" style:writing-mode="rl-tb">
        <style:background-image/>
      </style:table-cell-properties>
    </style:style>
    <style:style style:name="Table1.A5" style:family="table-cell">
      <style:table-cell-properties fo:background-color="#f2f2f2" fo:padding-left="0.075in" fo:padding-right="0.075in" fo:padding-top="0in" fo:padding-bottom="0in" fo:border="0.5pt solid #000000" style:writing-mode="rl-tb">
        <style:background-image/>
      </style:table-cell-properties>
    </style:style>
    <style:style style:name="Table2" style:family="table">
      <style:table-properties style:width="2.875in" fo:margin-left="0.25in" fo:margin-top="0in" fo:margin-bottom="0in" table:align="left" style:writing-mode="rl-tb"/>
    </style:style>
    <style:style style:name="Table2.A" style:family="table-column">
      <style:table-column-properties style:column-width="0.9396in"/>
    </style:style>
    <style:style style:name="Table2.B" style:family="table-column">
      <style:table-column-properties style:column-width="0.5639in"/>
    </style:style>
    <style:style style:name="Table2.C" style:family="table-column">
      <style:table-column-properties style:column-width="0.6604in"/>
    </style:style>
    <style:style style:name="Table2.D" style:family="table-column">
      <style:table-column-properties style:column-width="0.710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rl-tb"/>
    </style:style>
    <style:style style:name="Table2.A5" style:family="table-cell">
      <style:table-cell-properties fo:background-color="#f2f2f2" fo:padding-left="0.075in" fo:padding-right="0.075in" fo:padding-top="0in" fo:padding-bottom="0in" fo:border="0.5pt solid #000000" style:writing-mode="rl-tb">
        <style:background-image/>
      </style:table-cell-properties>
    </style:style>
    <style:style style:name="Table3" style:family="table">
      <style:table-properties style:width="2.875in" fo:margin-left="0.25in" fo:margin-top="0in" fo:margin-bottom="0in" table:align="left" style:writing-mode="rl-tb"/>
    </style:style>
    <style:style style:name="Table3.A" style:family="table-column">
      <style:table-column-properties style:column-width="0.9396in"/>
    </style:style>
    <style:style style:name="Table3.B" style:family="table-column">
      <style:table-column-properties style:column-width="0.5639in"/>
    </style:style>
    <style:style style:name="Table3.C" style:family="table-column">
      <style:table-column-properties style:column-width="0.6604in"/>
    </style:style>
    <style:style style:name="Table3.D" style:family="table-column">
      <style:table-column-properties style:column-width="0.710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rl-tb"/>
    </style:style>
    <style:style style:name="Table3.A5" style:family="table-cell">
      <style:table-cell-properties fo:background-color="#f2f2f2" fo:padding-left="0.075in" fo:padding-right="0.075in" fo:padding-top="0in" fo:padding-bottom="0in" fo:border="0.5pt solid #000000" style:writing-mode="rl-tb">
        <style:background-image/>
      </style:table-cell-properties>
    </style:style>
    <style:style style:name="P1" style:family="paragraph" style:parent-style-name="פתיח_20_יחידה">
      <style:paragraph-properties fo:margin-left="0.098in" fo:margin-right="0in" fo:text-align="end" style:justify-single-word="false" fo:text-indent="0in" style:auto-text-indent="false" style:writing-mode="rl-tb">
        <style:tab-stops>
          <style:tab-stop style:position="-0.2957in" style:type="right"/>
        </style:tab-stops>
      </style:paragraph-properties>
      <style:text-properties fo:font-style="italic" officeooo:paragraph-rsid="04fa6b4f" style:font-style-asian="italic" style:font-style-complex="italic"/>
    </style:style>
    <style:style style:name="P2"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3" style:family="paragraph" style:parent-style-name="Footer">
      <style:paragraph-properties fo:text-align="center" style:justify-single-word="false"/>
      <style:text-properties officeooo:paragraph-rsid="029bdbb0"/>
    </style:style>
    <style:style style:name="P4" style:family="paragraph" style:parent-style-name="Heading_20_1">
      <style:text-properties style:font-name="David CLM" fo:font-size="21pt" fo:font-weight="bold" officeooo:rsid="04f7fbc6" officeooo:paragraph-rsid="04f7fbc6" style:font-name-asian="Noto Sans CJK SC Regular" style:font-size-asian="18.2000007629395pt" style:font-weight-asian="bold" style:font-name-complex="David CLM" style:font-size-complex="21pt" style:font-weight-complex="bold"/>
    </style:style>
    <style:style style:name="P5" style:family="paragraph" style:parent-style-name="Heading_20_2">
      <style:text-properties officeooo:paragraph-rsid="04fd35d9"/>
    </style:style>
    <style:style style:name="P6" style:family="paragraph" style:parent-style-name="Standard">
      <style:text-properties fo:font-style="italic" officeooo:paragraph-rsid="04f93044" style:font-style-asian="italic" style:font-style-complex="italic"/>
    </style:style>
    <style:style style:name="P7" style:family="paragraph" style:parent-style-name="Standard">
      <style:text-properties fo:font-style="italic" officeooo:paragraph-rsid="04fa6b4f" style:font-style-asian="italic" style:font-style-complex="italic"/>
    </style:style>
    <style:style style:name="P8" style:family="paragraph" style:parent-style-name="Standard">
      <style:text-properties officeooo:paragraph-rsid="04fa6b4f"/>
    </style:style>
    <style:style style:name="P9" style:family="paragraph" style:parent-style-name="Standard">
      <style:text-properties officeooo:paragraph-rsid="04fd35d9"/>
    </style:style>
    <style:style style:name="P10" style:family="paragraph" style:parent-style-name="Standard" style:list-style-name="L2">
      <style:text-properties officeooo:paragraph-rsid="04fd35d9"/>
    </style:style>
    <style:style style:name="P11" style:family="paragraph" style:parent-style-name="Standard">
      <style:text-properties officeooo:paragraph-rsid="04fead67"/>
    </style:style>
    <style:style style:name="P12" style:family="paragraph" style:parent-style-name="Standard">
      <style:text-properties officeooo:rsid="04fead67" officeooo:paragraph-rsid="04fead67"/>
    </style:style>
    <style:style style:name="P13" style:family="paragraph" style:parent-style-name="Standard">
      <style:text-properties officeooo:paragraph-rsid="0501d2a2"/>
    </style:style>
    <style:style style:name="P14" style:family="paragraph" style:parent-style-name="Standard">
      <style:text-properties officeooo:rsid="050203ea" officeooo:paragraph-rsid="050203ea"/>
    </style:style>
    <style:style style:name="P15" style:family="paragraph" style:parent-style-name="Standard">
      <style:text-properties officeooo:rsid="050203ea" officeooo:paragraph-rsid="0509835a"/>
    </style:style>
    <style:style style:name="P16" style:family="paragraph" style:parent-style-name="Standard">
      <style:text-properties officeooo:rsid="050203ea" officeooo:paragraph-rsid="050aa88b"/>
    </style:style>
    <style:style style:name="P17" style:family="paragraph" style:parent-style-name="Standard">
      <style:text-properties officeooo:rsid="050203ea" officeooo:paragraph-rsid="050c1227"/>
    </style:style>
    <style:style style:name="P18" style:family="paragraph" style:parent-style-name="Standard">
      <style:text-properties officeooo:rsid="050203ea" officeooo:paragraph-rsid="050cfc7c"/>
    </style:style>
    <style:style style:name="P19" style:family="paragraph" style:parent-style-name="Standard">
      <style:text-properties officeooo:rsid="050203ea" officeooo:paragraph-rsid="050debde"/>
    </style:style>
    <style:style style:name="P20" style:family="paragraph" style:parent-style-name="Standard">
      <style:text-properties officeooo:rsid="050203ea" officeooo:paragraph-rsid="050f42a0"/>
    </style:style>
    <style:style style:name="P21" style:family="paragraph" style:parent-style-name="Standard">
      <style:text-properties officeooo:rsid="050203ea" officeooo:paragraph-rsid="0512b526"/>
    </style:style>
    <style:style style:name="P22" style:family="paragraph" style:parent-style-name="Standard">
      <style:text-properties officeooo:paragraph-rsid="05039ccf"/>
    </style:style>
    <style:style style:name="P23" style:family="paragraph" style:parent-style-name="Standard">
      <style:text-properties officeooo:rsid="0505c530" officeooo:paragraph-rsid="0507f686"/>
    </style:style>
    <style:style style:name="P24" style:family="paragraph" style:parent-style-name="Standard">
      <style:text-properties officeooo:paragraph-rsid="0507f686"/>
    </style:style>
    <style:style style:name="P25" style:family="paragraph" style:parent-style-name="Standard">
      <style:text-properties officeooo:paragraph-rsid="0509835a"/>
    </style:style>
    <style:style style:name="P26" style:family="paragraph" style:parent-style-name="Standard">
      <style:text-properties officeooo:paragraph-rsid="050c1227"/>
    </style:style>
    <style:style style:name="P27" style:family="paragraph" style:parent-style-name="Standard">
      <style:text-properties officeooo:paragraph-rsid="0518165c"/>
    </style:style>
    <style:style style:name="P28" style:family="paragraph" style:parent-style-name="Standard">
      <style:text-properties officeooo:paragraph-rsid="05190e35"/>
    </style:style>
    <style:style style:name="P29" style:family="paragraph" style:parent-style-name="Standard">
      <style:text-properties officeooo:paragraph-rsid="051b79f1"/>
    </style:style>
    <style:style style:name="P30" style:family="paragraph" style:parent-style-name="Standard">
      <style:text-properties officeooo:paragraph-rsid="051de453"/>
    </style:style>
    <style:style style:name="P31" style:family="paragraph" style:parent-style-name="Standard">
      <style:text-properties officeooo:rsid="051ecf57" officeooo:paragraph-rsid="052169d6"/>
    </style:style>
    <style:style style:name="P32" style:family="paragraph" style:parent-style-name="Standard">
      <style:text-properties officeooo:rsid="052169d6" officeooo:paragraph-rsid="05232bcf"/>
    </style:style>
    <style:style style:name="P33" style:family="paragraph" style:parent-style-name="Standard">
      <style:text-properties officeooo:rsid="052169d6" officeooo:paragraph-rsid="0523b4f5"/>
    </style:style>
    <style:style style:name="P34" style:family="paragraph" style:parent-style-name="Standard">
      <style:text-properties style:font-name="David CLM" officeooo:rsid="02d00e5f" officeooo:paragraph-rsid="05256f1a" style:font-size-asian="10.5pt" style:font-name-complex="David CLM" style:font-weight-complex="normal"/>
    </style:style>
    <style:style style:name="P35" style:family="paragraph" style:parent-style-name="Standard">
      <style:text-properties style:font-name="David CLM" officeooo:rsid="052169d6" officeooo:paragraph-rsid="0526234d" style:font-size-asian="10.5pt" style:font-name-complex="David CLM" style:font-weight-complex="normal"/>
    </style:style>
    <style:style style:name="P36" style:family="paragraph" style:parent-style-name="Standard">
      <style:text-properties officeooo:paragraph-rsid="052781a5"/>
    </style:style>
    <style:style style:name="P37" style:family="paragraph" style:parent-style-name="Standard">
      <style:text-properties officeooo:paragraph-rsid="052ac63f"/>
    </style:style>
    <style:style style:name="P38" style:family="paragraph" style:parent-style-name="Standard">
      <style:paragraph-properties fo:text-align="start" style:justify-single-word="false" style:writing-mode="lr-tb"/>
      <style:text-properties officeooo:rsid="050203ea" officeooo:paragraph-rsid="050203ea"/>
    </style:style>
    <style:style style:name="P39" style:family="paragraph" style:parent-style-name="Text_20_body">
      <style:text-properties style:font-name="David CLM" officeooo:rsid="02d00e5f" officeooo:paragraph-rsid="032aa1da" style:font-name-complex="David CLM"/>
    </style:style>
    <style:style style:name="P40" style:family="paragraph" style:parent-style-name="Text_20_body">
      <style:text-properties style:font-name="David CLM" officeooo:rsid="052ac63f" officeooo:paragraph-rsid="052ac63f" style:font-size-asian="10.5pt" style:font-name-complex="David CLM" style:font-weight-complex="normal"/>
    </style:style>
    <style:style style:name="P41" style:family="paragraph" style:parent-style-name="Text_20_body">
      <style:text-properties officeooo:paragraph-rsid="052ac63f"/>
    </style:style>
    <style:style style:name="P42" style:family="paragraph" style:parent-style-name="בולט" style:list-style-name="WWNum1">
      <style:text-properties officeooo:paragraph-rsid="051de453"/>
    </style:style>
    <style:style style:name="P43" style:family="paragraph" style:parent-style-name="בולט" style:list-style-name="">
      <style:paragraph-properties fo:margin-left="0.25in" fo:margin-right="0in" fo:text-indent="-0.25in" style:auto-text-indent="false" fo:padding-left="0in" fo:padding-right="0in" fo:padding-top="0in" fo:padding-bottom="0.0138in" fo:border-left="none" fo:border-right="none" fo:border-top="none" fo:border-bottom="0.51pt solid #000000"/>
      <style:text-properties officeooo:rsid="050203ea" officeooo:paragraph-rsid="051de453"/>
    </style:style>
    <style:style style:name="P44" style:family="paragraph" style:parent-style-name="בולט" style:list-style-name="">
      <style:paragraph-properties fo:margin-left="0.25in" fo:margin-right="0in" fo:text-indent="-0.25in" style:auto-text-indent="false"/>
      <style:text-properties officeooo:paragraph-rsid="051de453"/>
    </style:style>
    <style:style style:name="P45" style:family="paragraph" style:parent-style-name="בולט" style:list-style-name="">
      <style:paragraph-properties fo:margin-left="0in" fo:margin-right="0in" fo:text-align="center" style:justify-single-word="false" fo:text-indent="0in" style:auto-text-indent="false"/>
      <style:text-properties officeooo:paragraph-rsid="051de453"/>
    </style:style>
    <style:style style:name="P46" style:family="paragraph" style:parent-style-name="בולט" style:list-style-name="">
      <style:paragraph-properties fo:margin-left="0in" fo:margin-right="0in" fo:text-indent="0in" style:auto-text-indent="false"/>
      <style:text-properties officeooo:paragraph-rsid="051de453"/>
    </style:style>
    <style:style style:name="P47" style:family="paragraph" style:parent-style-name="הוכחה">
      <style:text-properties officeooo:paragraph-rsid="04fead67"/>
    </style:style>
    <style:style style:name="P48" style:family="paragraph" style:parent-style-name="הוכחה">
      <style:text-properties officeooo:paragraph-rsid="0507f686"/>
    </style:style>
    <style:style style:name="P49" style:family="paragraph" style:parent-style-name="הוכחה">
      <style:text-properties officeooo:paragraph-rsid="0512b526"/>
    </style:style>
    <style:style style:name="P50" style:family="paragraph" style:parent-style-name="הוכחה">
      <style:text-properties officeooo:paragraph-rsid="05232bcf"/>
    </style:style>
    <style:style style:name="P51" style:family="paragraph" style:parent-style-name="הוכחה">
      <style:text-properties style:font-name="David CLM" officeooo:rsid="052169d6" officeooo:paragraph-rsid="0528452b" style:font-size-asian="10.5pt" style:font-name-complex="David CLM" style:font-weight-complex="normal"/>
    </style:style>
    <style:style style:name="P52" style:family="paragraph" style:parent-style-name="הוכחה">
      <style:text-properties officeooo:paragraph-rsid="0528452b"/>
    </style:style>
    <style:style style:name="P53" style:family="paragraph" style:parent-style-name="חצי_20_שורה">
      <style:text-properties officeooo:paragraph-rsid="04fead67"/>
    </style:style>
    <style:style style:name="P54" style:family="paragraph" style:parent-style-name="חצי_20_שורה">
      <style:text-properties officeooo:paragraph-rsid="05039ccf"/>
    </style:style>
    <style:style style:name="P55" style:family="paragraph" style:parent-style-name="חצי_20_שורה">
      <style:text-properties officeooo:paragraph-rsid="0507f686"/>
    </style:style>
    <style:style style:name="P56" style:family="paragraph" style:parent-style-name="חצי_20_שורה">
      <style:text-properties officeooo:paragraph-rsid="050c1227"/>
    </style:style>
    <style:style style:name="P57" style:family="paragraph" style:parent-style-name="חצי_20_שורה">
      <style:text-properties officeooo:paragraph-rsid="0512b526"/>
    </style:style>
    <style:style style:name="P58" style:family="paragraph" style:parent-style-name="חצי_20_שורה">
      <style:text-properties officeooo:paragraph-rsid="051de453"/>
    </style:style>
    <style:style style:name="P59" style:family="paragraph" style:parent-style-name="חצי_20_שורה">
      <style:text-properties officeooo:paragraph-rsid="0528452b"/>
    </style:style>
    <style:style style:name="P60" style:family="paragraph" style:parent-style-name="חצי_20_שורה">
      <style:text-properties officeooo:paragraph-rsid="052ac63f"/>
    </style:style>
    <style:style style:name="P61" style:family="paragraph" style:parent-style-name="נוסחה">
      <style:text-properties officeooo:paragraph-rsid="0507f686"/>
    </style:style>
    <style:style style:name="P62" style:family="paragraph" style:parent-style-name="נוסחה">
      <style:text-properties officeooo:paragraph-rsid="0528452b"/>
    </style:style>
    <style:style style:name="P63" style:family="paragraph" style:parent-style-name="נוסחה">
      <style:paragraph-properties fo:text-align="center" style:justify-single-word="false" style:writing-mode="rl-tb"/>
      <style:text-properties officeooo:paragraph-rsid="05039ccf"/>
    </style:style>
    <style:style style:name="P64" style:family="paragraph" style:parent-style-name="נוסחה">
      <style:paragraph-properties fo:text-align="end" style:justify-single-word="false" style:writing-mode="rl-tb"/>
      <style:text-properties officeooo:paragraph-rsid="0512b526"/>
    </style:style>
    <style:style style:name="T1" style:family="text">
      <style:text-properties fo:font-weight="bold" style:font-weight-asian="bold" style:font-weight-complex="bold"/>
    </style:style>
    <style:style style:name="T2" style:family="text">
      <style:text-properties fo:font-weight="bold" officeooo:rsid="04fead67" style:font-weight-asian="bold" style:font-weight-complex="bold"/>
    </style:style>
    <style:style style:name="T3" style:family="text">
      <style:text-properties fo:font-weight="bold" officeooo:rsid="051ecf57" style:font-weight-asian="bold" style:font-weight-complex="bold"/>
    </style:style>
    <style:style style:name="T4" style:family="text">
      <style:text-properties style:font-name="David CLM" fo:font-size="12pt" officeooo:rsid="04c501c7" style:font-size-asian="12pt" style:font-name-complex="David CLM" style:font-size-complex="12pt"/>
    </style:style>
    <style:style style:name="T5" style:family="text">
      <style:text-properties style:font-name="David CLM" fo:font-size="12pt" officeooo:rsid="050203ea" style:font-size-asian="12pt" style:font-name-complex="David CLM" style:font-size-complex="12pt"/>
    </style:style>
    <style:style style:name="T6" style:family="text">
      <style:text-properties style:font-name="David CLM" fo:font-size="12pt" fo:font-style="normal" style:font-size-asian="12pt" style:font-style-asian="normal" style:font-name-complex="David CLM" style:font-size-complex="12pt" style:font-style-complex="normal"/>
    </style:style>
    <style:style style:name="T7" style:family="text">
      <style:text-properties style:font-name="David CLM" fo:font-size="12pt" fo:font-style="normal" officeooo:rsid="050cfc7c" style:font-size-asian="12pt" style:font-style-asian="normal" style:font-name-complex="David CLM" style:font-size-complex="12pt" style:font-style-complex="normal"/>
    </style:style>
    <style:style style:name="T8" style:family="text">
      <style:text-properties style:font-name="David CLM" fo:font-size="12pt" fo:font-style="normal" officeooo:rsid="050debde" style:font-size-asian="12pt" style:font-style-asian="normal" style:font-name-complex="David CLM" style:font-size-complex="12pt" style:font-style-complex="normal"/>
    </style:style>
    <style:style style:name="T9" style:family="text">
      <style:text-properties style:font-name="David CLM" fo:font-size="12pt" fo:font-style="normal" officeooo:rsid="050f42a0" style:font-size-asian="12pt" style:font-style-asian="normal" style:font-name-complex="David CLM" style:font-size-complex="12pt" style:font-style-complex="normal"/>
    </style:style>
    <style:style style:name="T10" style:family="text">
      <style:text-properties style:font-name="David CLM" fo:font-size="12pt" fo:font-style="normal" officeooo:rsid="0510ec85" style:font-size-asian="12pt" style:font-style-asian="normal" style:font-name-complex="David CLM" style:font-size-complex="12pt" style:font-style-complex="normal"/>
    </style:style>
    <style:style style:name="T11" style:family="text">
      <style:text-properties style:font-name="David CLM" fo:font-size="12pt" fo:font-style="normal" officeooo:rsid="0512b526" style:font-size-asian="12pt" style:font-style-asian="normal" style:font-name-complex="David CLM" style:font-size-complex="12pt" style:font-style-complex="normal"/>
    </style:style>
    <style:style style:name="T12" style:family="text">
      <style:text-properties style:font-name="David CLM" fo:font-size="12pt" fo:font-style="normal" officeooo:rsid="05166b3b" style:font-size-asian="12pt" style:font-style-asian="normal" style:font-name-complex="David CLM" style:font-size-complex="12pt" style:font-style-complex="normal"/>
    </style:style>
    <style:style style:name="T13" style:family="text">
      <style:text-properties style:font-name="David CLM" fo:font-size="12pt" fo:font-style="normal" officeooo:rsid="05166b3b" style:font-size-asian="12pt" style:font-style-asian="normal" style:font-name-complex="David CLM" style:font-size-complex="12pt" style:font-style-complex="normal" style:font-weight-complex="normal"/>
    </style:style>
    <style:style style:name="T14" style:family="text">
      <style:text-properties style:font-name="David CLM" fo:font-size="12pt" fo:font-style="normal" officeooo:rsid="0518165c" style:font-size-asian="12pt" style:font-style-asian="normal" style:font-name-complex="David CLM" style:font-size-complex="12pt" style:font-style-complex="normal"/>
    </style:style>
    <style:style style:name="T15" style:family="text">
      <style:text-properties style:font-name="David CLM" fo:font-size="12pt" fo:font-style="normal" officeooo:rsid="05190e35" style:font-size-asian="12pt" style:font-style-asian="normal" style:font-name-complex="David CLM" style:font-size-complex="12pt" style:font-style-complex="normal"/>
    </style:style>
    <style:style style:name="T16" style:family="text">
      <style:text-properties style:font-name="David CLM" fo:font-size="12pt" fo:font-style="normal" fo:font-weight="bold" style:font-size-asian="12pt" style:font-style-asian="normal" style:font-weight-asian="bold" style:font-name-complex="David CLM" style:font-size-complex="12pt" style:font-style-complex="normal" style:font-weight-complex="bold"/>
    </style:style>
    <style:style style:name="T17" style:family="text">
      <style:text-properties style:font-name="David CLM" fo:font-size="12pt" fo:font-style="normal" fo:font-weight="bold" officeooo:rsid="050cfc7c" style:font-size-asian="12pt" style:font-style-asian="normal" style:font-weight-asian="bold" style:font-name-complex="David CLM" style:font-size-complex="12pt" style:font-style-complex="normal" style:font-weight-complex="bold"/>
    </style:style>
    <style:style style:name="T18" style:family="text">
      <style:text-properties style:font-name="David CLM" fo:font-size="12pt" fo:font-style="normal" fo:font-weight="bold" officeooo:rsid="050f42a0" style:font-size-asian="12pt" style:font-style-asian="normal" style:font-weight-asian="bold" style:font-name-complex="David CLM" style:font-size-complex="12pt" style:font-style-complex="normal" style:font-weight-complex="bold"/>
    </style:style>
    <style:style style:name="T19" style:family="text">
      <style:text-properties style:font-name="David CLM" fo:font-size="12pt" fo:font-style="normal" fo:font-weight="bold" officeooo:rsid="0510ec85" style:font-size-asian="12pt" style:font-style-asian="normal" style:font-weight-asian="bold" style:font-name-complex="David CLM" style:font-size-complex="12pt" style:font-style-complex="normal" style:font-weight-complex="bold"/>
    </style:style>
    <style:style style:name="T20" style:family="text">
      <style:text-properties style:font-name="David CLM" fo:font-size="12pt" fo:font-style="normal" fo:font-weight="bold" officeooo:rsid="05166b3b" style:font-size-asian="12pt" style:font-style-asian="normal" style:font-weight-asian="bold" style:font-name-complex="David CLM" style:font-size-complex="12pt" style:font-style-complex="normal" style:font-weight-complex="bold"/>
    </style:style>
    <style:style style:name="T21" style:family="text">
      <style:text-properties style:font-name="David CLM" officeooo:rsid="052ac63f" style:font-size-asian="10.5pt" style:font-name-complex="David CLM" style:font-weight-complex="normal"/>
    </style:style>
    <style:style style:name="T22" style:family="text">
      <style:text-properties style:font-name="David CLM" officeooo:rsid="052adb56" style:font-size-asian="10.5pt" style:font-name-complex="David CLM" style:font-weight-complex="normal"/>
    </style:style>
    <style:style style:name="T23" style:family="text">
      <style:text-properties style:font-name="David CLM" officeooo:rsid="02d00e5f" style:font-size-asian="10.5pt" style:font-name-complex="David CLM" style:font-weight-complex="normal"/>
    </style:style>
    <style:style style:name="T24" style:family="text">
      <style:text-properties style:font-name="David CLM" officeooo:rsid="052af120" style:font-size-asian="10.5pt" style:font-name-complex="David CLM" style:font-weight-complex="normal"/>
    </style:style>
    <style:style style:name="T25" style:family="text">
      <style:text-properties fo:font-style="normal" style:font-style-asian="normal"/>
    </style:style>
    <style:style style:name="T26" style:family="text">
      <style:text-properties fo:font-style="normal" style:font-style-asian="normal" style:font-style-complex="normal"/>
    </style:style>
    <style:style style:name="T27" style:family="text">
      <style:text-properties fo:font-style="normal" officeooo:rsid="04fd35d9" style:font-style-asian="normal" style:font-style-complex="normal"/>
    </style:style>
    <style:style style:name="T28" style:family="text">
      <style:text-properties fo:font-style="normal" officeooo:rsid="051a56e6" style:font-style-asian="normal" style:font-style-complex="normal"/>
    </style:style>
    <style:style style:name="T29" style:family="text">
      <style:text-properties fo:font-style="normal" officeooo:rsid="051cc9be" style:font-style-asian="normal" style:font-style-complex="normal"/>
    </style:style>
    <style:style style:name="T30" style:family="text">
      <style:text-properties fo:font-style="normal" officeooo:rsid="051de453" style:font-style-asian="normal" style:font-style-complex="normal"/>
    </style:style>
    <style:style style:name="T31" style:family="text">
      <style:text-properties fo:font-style="normal" officeooo:rsid="051fd3c5" style:font-style-asian="normal" style:font-style-complex="normal"/>
    </style:style>
    <style:style style:name="T32" style:family="text">
      <style:text-properties fo:font-style="normal" fo:font-weight="bold" officeooo:rsid="051de453" style:font-style-asian="normal" style:font-weight-asian="bold" style:font-style-complex="normal" style:font-weight-complex="bold"/>
    </style:style>
    <style:style style:name="T33" style:family="text">
      <style:text-properties fo:font-size="7pt" style:font-size-asian="7pt" style:font-size-complex="8pt"/>
    </style:style>
    <style:style style:name="T34" style:family="text">
      <style:text-properties officeooo:rsid="04fdcec2"/>
    </style:style>
    <style:style style:name="T35" style:family="text">
      <style:text-properties officeooo:rsid="04fead67"/>
    </style:style>
    <style:style style:name="T36" style:family="text">
      <style:text-properties style:font-name="Monospace" officeooo:rsid="04fead67" style:font-size-asian="10.5pt" style:font-name-complex="David CLM1" style:font-weight-complex="normal"/>
    </style:style>
    <style:style style:name="T37" style:family="text">
      <style:text-properties style:font-name="Monospace" officeooo:rsid="05039ccf" style:font-size-asian="10.5pt" style:font-name-complex="David CLM1" style:font-weight-complex="normal"/>
    </style:style>
    <style:style style:name="T38" style:family="text">
      <style:text-properties style:font-name="Monospace" officeooo:rsid="0526234d" style:font-size-asian="10.5pt" style:font-name-complex="David CLM1" style:font-weight-complex="normal"/>
    </style:style>
    <style:style style:name="T39" style:family="text">
      <style:text-properties style:font-name="Monospace" officeooo:rsid="052169d6" style:font-size-asian="10.5pt" style:font-name-complex="David CLM1" style:font-weight-complex="normal"/>
    </style:style>
    <style:style style:name="T40" style:family="text">
      <style:text-properties style:font-name="Monospace" officeooo:rsid="052781a5" style:font-size-asian="10.5pt" style:font-name-complex="David CLM1" style:font-weight-complex="normal"/>
    </style:style>
    <style:style style:name="T41" style:family="text">
      <style:text-properties style:font-name="Monospace" officeooo:rsid="052ac63f" style:font-size-asian="10.5pt" style:font-name-complex="David CLM1" style:font-weight-complex="normal"/>
    </style:style>
    <style:style style:name="T42" style:family="text">
      <style:text-properties officeooo:rsid="0500308e"/>
    </style:style>
    <style:style style:name="T43" style:family="text">
      <style:text-properties officeooo:rsid="0501d2a2"/>
    </style:style>
    <style:style style:name="T44" style:family="text">
      <style:text-properties officeooo:rsid="05055292"/>
    </style:style>
    <style:style style:name="T45" style:family="text">
      <style:text-properties officeooo:rsid="0505c530"/>
    </style:style>
    <style:style style:name="T46" style:family="text">
      <style:text-properties style:text-position="sub 58%"/>
    </style:style>
    <style:style style:name="T47" style:family="text">
      <style:text-properties style:text-position="sub 58%" fo:font-weight="normal" style:font-weight-asian="normal"/>
    </style:style>
    <style:style style:name="T48" style:family="text">
      <style:text-properties officeooo:rsid="0509835a"/>
    </style:style>
    <style:style style:name="T49" style:family="text">
      <style:text-properties fo:font-size="12pt" fo:font-style="normal" officeooo:rsid="0510ec85" style:font-size-asian="12pt" style:font-style-asian="normal" style:font-size-complex="12pt" style:font-style-complex="normal"/>
    </style:style>
    <style:style style:name="T50" style:family="text">
      <style:text-properties officeooo:rsid="051ecf57"/>
    </style:style>
    <style:style style:name="T51" style:family="text">
      <style:text-properties officeooo:rsid="052169d6"/>
    </style:style>
    <style:style style:name="T52" style:family="text">
      <style:text-properties officeooo:rsid="0523b4f5"/>
    </style:style>
    <style:style style:name="T53" style:family="text">
      <style:text-properties fo:font-weight="normal" style:font-weight-asian="normal"/>
    </style:style>
    <style:style style:name="T54" style:family="text">
      <style:text-properties officeooo:rsid="052ac63f"/>
    </style:style>
    <style:style style:name="T55" style:family="text">
      <style:text-properties officeooo:rsid="052adb5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4" text:outline-level="1">חלוקה הוגנת של חפצים עם כסף</text:h>
      <text:p text:style-name="P8"><text:span text:style-name="T26">כשמחלקים חפצים שיש להם ערך כספי, ושאפשר לקנות ולמכור בשוק, ניתן להשיג חלוקה הוגנת על־ידי שימוש בכסף. בשפת השמאים, העברת כסף בין שחקנים על־מנת להשיג הוגנות נקראת </text:span><text:span text:style-name="מושג"><text:span text:style-name="T26">תשלומי איזון</text:span></text:span><text:span text:style-name="T26"> (באנגלית settlements <text:s/>או side payments). תשלומי איזון נזכרו כבר בתלמוד, כאמצעי להשיג הוגנות בחלוקת ארץ ישראל בין השבטים:</text:span></text:p>
      <text:p text:style-name="P7"><text:span text:style-name="T26"/></text:p>
      <text:p text:style-name="P1"><text:span text:style-name="Citation"><text:span text:style-name="T4">"ולא נתחלקה ארץ ישראל אלא בכסף" (תלמוד בבלי, בבא בתרא קכב א) –<text:line-break/>"מי שעולה לו גורלו בקרוב לירושלים, מעלה מעות למי שעלה גורלו ברחוק מירושלים" (רשב"ם שם).</text:span></text:span></text:p>
      <text:p text:style-name="P7"><text:span text:style-name="T26"/></text:p>
      <text:p text:style-name="P7"><text:span text:style-name="T26">משתמשים בהם גם בימינו, בתהליכים של חלוקת ירושות, וכן בתהליכי "איחוד וחלוקה": כשמפשירים קרקע חקלאית לבנייה, יש לתת לכל אחד מבעלי־הקרקע דירה כלשהי בשווי יחסי לשווי הקרקע שנלקחה ממנו; אם שווי הדירות אינו מתאים במדוייק לשווי הדרוש לשם כך, החוק קובע שיש לגבות תשלומי־איזון מהשחקנים שקיבלו יותר מהמגיע להם, ולחלק אותם לשחקנים שקיבלו פחות מהמגיע להם. בפרק זה נראה אלגוריתמים המשתמשים בתשלומי־איזון כדי להשיג חלוקה הוגנת ויעילה במצבים שונים.</text:span></text:p>
      <text:p text:style-name="P6"><text:span text:style-name="T26"/></text:p>
      <text:p text:style-name="P5"><text:span text:style-name="Citation"><text:span text:style-name="T27">שני שחקנים וחפץ אחד</text:span></text:span></text:p>
      <text:p text:style-name="P9">האלגוריתם העתיק ביותר (כנראה) לחלוקת חפצים עם כסף נזכר בתלמוד בשם "גוד או אגוד" <text:span text:style-name="T33">(תלמוד בבלי, בבא בתרא יג א)</text:span>. בהלכה הוא מתואר כך: "אחד מהשותפים שאמר לחבירו... בדבר שאי אפשר שיחלוקו... 'מכור לי חלקך בכך וכך, או קנה ממני חלקי בשער הזה' – הדין עמו, וכופין את הנתבע למכור לחבירו או לקנות ממנו" <text:span text:style-name="T33">(שולחן ערוך, חושן משפט קעא ו)</text:span>. נציג אותו כאלגוריתם:</text:p>
      <text:p text:style-name="P9"/>
      <text:p text:style-name="P9"><text:span text:style-name="T34">1. </text:span>שחקן א מציע מחיר כלשהו p.</text:p>
      <text:p text:style-name="P9">2. שחקן ב מחליט אם לקנות או למכור:</text:p>
      <text:list xml:id="list803722243" text:style-name="L2">
        <text:list-item>
          <text:p text:style-name="P10">אם החליט לקנות – הוא משלם p/2 לשחקן א, ומקבל את החפץ.</text:p>
        </text:list-item>
        <text:list-item>
          <text:p text:style-name="P10">אם החליט למכור – שחקן א משלם לו p/2 ומקבל את החפץ.</text:p>
        </text:list-item>
      </text:list>
      <text:p text:style-name="P9"/>
      <text:p text:style-name="P11"><text:span text:style-name="T36">האלגוריתם מזכיר </text:span>מאד את אלגוריתם "חתוך ובחר" לחלוקת עוגה. גם התכונות שלו דומות. </text:p>
      <text:p text:style-name="P11"/>
      <text:p text:style-name="P12"/>
      <text:p text:style-name="P12"><text:span text:style-name="T1">משפט</text:span>. אלגוריתם "גוד או אגוד" מאפשר לכל שחקן להבטיח שהחלוקה תהיה ללא־קנאה עבורו.</text:p>
      <text:p text:style-name="P47"><text:span text:style-name="T1">הוכחה. <text:s/></text:span>כאשר שחקן א מציע מחיר p, הוא למעשה יוצר שני סלים:</text:p>
      <text:p text:style-name="P47">* הסל הראשון כולל את החפץ, וכן יתרה שלילית של p/2. נסמנו ב: <text:s/>(x, –p/2).</text:p>
      <text:p text:style-name="P47">* הסל השני כולל יתרה חיובית של p/2. נסמנו ב: (0, +p/2).</text:p>
      <text:p text:style-name="P47">כאשר p=0, הסל (x, –p/2) עדיף בבירור (בהנחה שמדובר בחפץ חיובי). כאשר p גדול מאד (גדול הרבה יותר מערכו של החפץ), הסל (0, +p/2) עדיף בבירור. כיוון שניתן לשנות את p באופן רציף, ניתן למצוא p כלשהו שבו שני הסלים שקולים בעיני שחקן א. אם שחקן א מציע מחיר זה, מובטח לו שלא יקנא, לא משנה מה יחליט שחקן ב.</text:p>
      <text:p text:style-name="P53"/>
      <text:p text:style-name="P47">שחקן ב יכול לבחור, מבין שני הסלים הנ"ל, את הסל הטוב ביותר עבורו, ולכן החלוקה ללא קנאה <text:span text:style-name="T42">עבורו. <text:s text:c="2"/>***</text:span></text:p>
      <text:p text:style-name="P47"/>
      <text:p text:style-name="P47"/>
      <text:p text:style-name="P13">אלגוריתם "חתוך ובחר" לחלוקת עוגה מבטיח חלוקה <text:span text:style-name="מושג">פרופורציונלית</text:span> – בתנאי שלשני השחקנים יש הערכות חיבוריות ורציפות. גם <text:span text:style-name="T43">אלגוריתם "גוד או אגוד" מבטיח</text:span> תכונה דומה, אבל התנאי הדרוש הוא מעט שונה. התנאי שנגדיר כעת הוא תנאי מקובל מאד בבעיות חלוקה עם כסף.</text:p>
      <text:p text:style-name="P13"/>
      <text:p text:style-name="P14"><text:span text:style-name="T1">הגדרה</text:span>. הערכה של שחקן נקראת <text:span text:style-name="T1">קוואזיליניארית</text:span> (quasilinear) אם הערך שהוא מייחס לסל, הכולל קבוצה X של חפצים וסכום־כסף p, הוא:</text:p>
      <text:p text:style-name="P38">v(X) + p</text:p>
      <text:p text:style-name="P14">כאשר v היא פונקציה כלשהי המייחסת ערך מספרי לקבוצות חפצים. <text:span text:style-name="T1">שחקן קוואזיליניארי</text:span> הוא שחקן שיש לו הערכה קוואזיליניארית</text:p>
      <text:p text:style-name="P47"/>
      <text:p text:style-name="P22">הסיבה לשם "קוואזיליניארית" היא, שההערכה היא רק "חצי ליניארית" – היא ליניארית ביחס <text:span text:style-name="הבחנה">לכסף</text:span>, אבל לא בהכרח ביחס <text:span text:style-name="הבחנה">לחפצים</text:span>: הפונקציה v יכולה להיות פונקציה כלשהי (ליניארית או לא ליניארית) של החפצים.</text:p>
      <text:p text:style-name="P54"/>
      <text:p text:style-name="P22">בפרק זה, נשתמש במונח <text:span text:style-name="מושג">ערך (value)</text:span> כדי לתאר את ההערכה של השחקנים לחפצים בלבד (ללא כסף), ובמונח <text:span text:style-name="מושג">תועלת (utility)</text:span> כדי לתאר את ההערכה של השחקנים לסל הכולל חפצים וכסף. במונחים אלה, ניתן לתאר את תכונת הקוואזיליניאריות בקיצור בנוסחה הבאה:</text:p>
      <text:p text:style-name="P54"/>
      <text:p text:style-name="P63"><text:span text:style-name="הבחנה">תועלת = ערך + כסף</text:span>.</text:p>
      <text:p text:style-name="P22">שחקנים קוואזיליניאריים יכולים לתאר את ההערכות שלהם במונחים כספיים. לדוגמה, כשמישהו אומר "המכונית הזאת שווה לי 10000 שקל", המשמעות היא, שהוא מייחס את אותה תועלת לשני הסלים: (מכונית, 0 שקל) ו: (אין מכונית, 10000 שקל). אם יקבל את המכונית וישלם, למשל, 7000 שקל, את התועלת הכוללת שלו מהעיסקה הזאת תהיה 10000–7000=3000.</text:p>
      <text:p text:style-name="P22"/>
      <text:p text:style-name="P22"><text:span text:style-name="T2">משפט</text:span><text:span text:style-name="T35">. אלגוריתם "גוד או אגוד" מאפשר לכל שחקן </text:span><text:span text:style-name="T44">קוואזיליניארי</text:span><text:span text:style-name="T35"> להבטיח שהחלוקה תהיה </text:span><text:span text:style-name="T37">פרופורציונלית</text:span><text:span text:style-name="T35"> עבורו - התועלת שיקבל תהיה לפחות 0.5 מערך החפץ כולו בעיניו.</text:span></text:p>
      <text:p text:style-name="P23"><text:span text:style-name="T1">הוכחה</text:span>. <text:span text:style-name="T1"><text:s/></text:span>נסמן את הערכים הכספיים, שהשחקנים מייחסים לחפץ, ב: v<text:span text:style-name="T46">a</text:span>, v<text:span text:style-name="T46">b</text:span>.</text:p>
      <text:p text:style-name="P48">שחקן א יכול להציע p=v<text:span text:style-name="T46">a</text:span>. כך הוא יוצר שני סלים הנותנים לו תועלת זהה:</text:p>
      <text:p text:style-name="P55"/>
      <text:p text:style-name="P61">p/2 = v<text:span text:style-name="T46">a</text:span>–p/2 = v<text:span text:style-name="T46">a</text:span>/2 </text:p>
      <text:p text:style-name="P48">לכן החלוקה פרופורציונלית עבורו לכל בחירה אפשרית של שחקן ב.</text:p>
      <text:p text:style-name="P48">שחקן ב יכול לבחור בין שתי אפשרויות: אם v<text:span text:style-name="T46">b</text:span> &gt; v<text:span text:style-name="T46">a</text:span>, הוא יבחר לקנות. במקרה זה, התועלת שלו תהיה:</text:p>
      <text:p text:style-name="P61">v<text:span text:style-name="T46">b</text:span>–p/2 <text:s/>= <text:s/>v<text:span text:style-name="T46">b</text:span>–v<text:span text:style-name="T46">a</text:span>/2 <text:s/>&gt; <text:s/>v<text:span text:style-name="T46">b</text:span>/2.</text:p>
      <text:p text:style-name="P48">אם v<text:span text:style-name="T46">b</text:span> ≤ v<text:span text:style-name="T46">a</text:span>, הוא יבחר למכור. במקרה זה, התועלת שלו תהיה:</text:p>
      <text:p text:style-name="P61">p/2 <text:s/>= v<text:span text:style-name="T46">a</text:span>/2 ≥ <text:s/>v<text:span text:style-name="T46">b</text:span>/2.</text:p>
      <text:p text:style-name="P24"><text:span text:style-name="T45">בשני המקרים החלוקה פרופורציונלית עבורו. <text:s/>***</text:span></text:p>
      <text:p text:style-name="P11"/>
      <text:p text:style-name="P11"/>
      <text:p text:style-name="P25">תכונה טובה נוספת של <text:span text:style-name="T48">האלגוריתם </text:span>היא, שהוא שומר על <text:span text:style-name="מושג">תקציב מאוזן</text:span> – סכום התשלומים של השחקנים הוא אפס, שכן שחקן אחד משלם p/2 והשחקן השני משלם –p/2.</text:p>
      <text:p text:style-name="P9"><text:span text:style-name="Citation"><text:span text:style-name="T4"/></text:span></text:p>
      <text:p text:style-name="P15"><text:span text:style-name="Citation"><text:span text:style-name="T16">הגדרה</text:span></text:span><text:span text:style-name="Citation"><text:span text:style-name="T6">. <text:s/>אלגוריתם לחלוקת חפצים עם כסף נקרא </text:span></text:span><text:span text:style-name="מושג"><text:span text:style-name="T25">מאוזן תקציבית (budget-balanced)</text:span></text:span><text:span text:style-name="Citation"><text:span text:style-name="T6"> אם סכום התשלומים שמשלמים השחקנים הוא תמיד 0.</text:span></text:span></text:p>
      <text:p text:style-name="P15"><text:span text:style-name="Citation"><text:span text:style-name="T6"/></text:span></text:p>
      <text:p text:style-name="P16">ניתן לראות באיזון התקציבי תכונה נוספת של הוגנות: השחקנים – כקבוצה – אינם מפסידים כסף, וגם מנהל המערכת – האדם שאחראי להריץ את האלגוריתם – אינו צריך להפסיד כסף ולסבסד את האלגוריתם מכיסו.</text:p>
      <text:p text:style-name="P16"/>
      <text:p text:style-name="P26">מצאנו פתרון הוגן – אבל האם הוא יעיל? </text:p>
      <text:p text:style-name="P56"/>
      <text:p text:style-name="P26">כשעסקנו בחלוקת עוגה ללא כסף, ראינו שאלגוריתם "חתוך ובחר" אינו יעיל־פארטו. כדי למצוא חלוקה יעילה־פארטו, השתמשנו בעקרונות שונים: <text:span text:style-name="הבחנה">אוטילטרי</text:span> (מיקסום סכום הערכים), <text:span text:style-name="הבחנה">אגליטרי</text:span> (מיקסום הערך הקטן ביותר), <text:span text:style-name="הבחנה">נאש</text:span> (מיקסום <text:s/>מכפלת הערכים) ועוד. </text:p>
      <text:p text:style-name="P56"/>
      <text:p text:style-name="P17">בחלוקה עם כסף, המצב הרבה יותר פשוט: <text:span text:style-name="הבחנה">יעילות־פארטו שקולה ליעילות אוטיליטרית</text:span>. לפני שנוכיח טענה זו, עלינו להגדיר במדוייק את תכונת היעילות בחלוקה עם כסף.</text:p>
      <text:p text:style-name="P15"><text:span text:style-name="Citation"><text:span text:style-name="T5"/></text:span></text:p>
      <text:p text:style-name="P18"><text:span text:style-name="Citation"><text:span text:style-name="T17">הגדרה</text:span></text:span><text:span text:style-name="Citation"><text:span text:style-name="T7">. חלוקה א נקראת </text:span></text:span><text:span text:style-name="Citation"><text:span text:style-name="T17">שיפור פארטו</text:span></text:span><text:span text:style-name="Citation"><text:span text:style-name="T7"> של חלוקה ב, אם:</text:span></text:span></text:p>
      <text:p text:style-name="P18"><text:span text:style-name="Citation"><text:span text:style-name="T7">1. התועלת של כל השחקנים בחלוקה א גדולה לפחות כמו בחלוקה ב.</text:span></text:span></text:p>
      <text:p text:style-name="P18"><text:span text:style-name="Citation"><text:span text:style-name="T7">2. סכום התשלומים בחלוקה א גדול לפחות כמו בחלוקה ב.</text:span></text:span></text:p>
      <text:p text:style-name="P18"><text:span text:style-name="Citation"><text:span text:style-name="T7">3. התועלת של חלק מהשחקנים בחלוקה א גדולה יותר מבחלוקה ב.</text:span></text:span></text:p>
      <text:p text:style-name="P18"><text:span text:style-name="Citation"><text:span text:style-name="T7">חלוקה נקראת </text:span></text:span><text:span text:style-name="Citation"><text:span text:style-name="T17">יעילה פארטו</text:span></text:span><text:span text:style-name="Citation"><text:span text:style-name="T7"> אם לא קיימת חלוקה שהיא שיפור פארטו שלה.</text:span></text:span></text:p>
      <text:p text:style-name="P18"><text:span text:style-name="Citation"><text:span text:style-name="T7"/></text:span></text:p>
      <text:p text:style-name="P19"><text:span text:style-name="Citation"><text:span text:style-name="T7">ניתן להבין </text:span></text:span><text:span text:style-name="Citation"><text:span text:style-name="T8">הגדרה זו </text:span></text:span><text:span text:style-name="Citation"><text:span text:style-name="T7">באופן הבא. מנהל המערכת (– האחראי להפעלת האלגוריתם) הוא מעין שחקן, שהתועלת שלו היא סכום התשלומים שמשלמים השחקנים. לכן, כדי שיהיה שיפור פארטו, אנו דורשים שמנהל המערכת לא יפסיד כסף. ללא דרישה זו, לא היתה בכלל חלוקה יעילה־פארטו: לכל חלוקה היה שיפור־פארטו המתקבל ע"י נתינת סכום־כסף כלשהו ("סובסידיה") לכל השחקנים.</text:span></text:span></text:p>
      <text:p text:style-name="P19"><text:span text:style-name="Citation"><text:span text:style-name="T7"/></text:span></text:p>
      <text:p text:style-name="P20"><text:span text:style-name="Citation"><text:span text:style-name="T18">משפט</text:span></text:span><text:span text:style-name="Citation"><text:span text:style-name="T9">. כשכל השחקנים קוואזיליניאריים, חלוקת חפצים היא יעילה־פארטו אם־ורק־אם היא ממקסמת את סכום הערכים.</text:span></text:span></text:p>
      <text:p text:style-name="P21"><text:span text:style-name="Citation"><text:span text:style-name="T19">הוכחה</text:span></text:span><text:span text:style-name="Citation"><text:span text:style-name="T10">. </text:span></text:span><text:span text:style-name="הבחנה"><text:span text:style-name="T49">כיוון אחד</text:span></text:span><text:span text:style-name="Citation"><text:span text:style-name="T10">: <text:s/>נתונה חלוקה א שאינה יעילה־פארטו; נוכיח שאינה ממקסמת את סכום הערכים. תהי חלוקה ב שיפור־פארטו של חלוקה א. לפי </text:span></text:span><text:span text:style-name="Citation"><text:span text:style-name="T11">הגדרת שיפור-פארטו, </text:span></text:span><text:span text:style-name="Citation"><text:span text:style-name="T10">בחלוקה ב </text:span></text:span><text:span text:style-name="הבחנה"><text:span text:style-name="T49">סכום התועלות</text:span></text:span><text:span text:style-name="Citation"><text:span text:style-name="T10"> של השחקנים גדול יותר מבחלוקה א, ו</text:span></text:span><text:span text:style-name="הבחנה"><text:span text:style-name="T49">סכום התשלומים</text:span></text:span><text:span text:style-name="Citation"><text:span text:style-name="T10"> שמשלמים השחקנים גדול או שווה מבחלוקה א. לכל שחקן קוואזיליניארי, תועלת = ערך + כסף; התשלום הוא כסף שלילי, ולכן תועלת = ערך – תשלום, כלומר, ערך = תועלת + תשלום. לכן:</text:span></text:span></text:p>
      <text:p text:style-name="P57"/>
      <text:p text:style-name="P64">סכום ערכים = סכום תועלות + סכום תשלומים.</text:p>
      <text:p text:style-name="P49">לכן בחלוקה ב סכום הערכים גדול מבחלוקה א. לכן חלוקה א אינה ממקסמת סכום ערכים.</text:p>
      <text:p text:style-name="P49"><text:span text:style-name="הבחנה">כיוון שני</text:span>: נתונה חלוקה א שאינה ממקסמת סכום ערכים; נוכיח שאינה יעילה־פארטו. תהי חלוקה ב חלוקה עם סכום ערכים גדול יותר משל חלוקה א. נבנה חלוקה חדשה באופן הבא:</text:p>
      <text:p text:style-name="P49">* נתחיל מחלוקה ב, וניקח מכל שחקן סכום־כסף השווה לערך שלו בחלוקה זו. כעת התועלת של כל שחקן היא אפס.</text:p>
      <text:p text:style-name="P49">* ניתן לכל שחקן סכום־כסף השווה לערך שלו בחלוקה א. כיוון שסכום הערכים בחלוקה ב גדול יותר, <text:s/>נשאר לנו עודף חיובי כלשהו, שנסמן ב־T.</text:p>
      <text:p text:style-name="P49">* נגבה מכל שחקן את אותו תשלום ששילם בחלוקה א. כעת התועלת של כל שחקן שווה לתועלת שהיתה לו בחלוקה א.</text:p>
      <text:p text:style-name="P21"><text:span text:style-name="Citation"><text:span text:style-name="T10">* נחלק את העודף T שווה בשווה בין השחקנים. כעת התועלת של כל שחקן גדולה ממש מהתועלת שלו בחלוקה א, וסכום התשלומים שווה לחלוקה א. לכן החלוקה החדשה היא שיפור־פארטו של חלוקה א. לכן חלוקה א אינה יעילה־פארטו. <text:s/>***</text:span></text:span></text:p>
      <text:p text:style-name="P21"><text:span text:style-name="Citation"><text:span text:style-name="T10"/></text:span></text:p>
      <text:p text:style-name="P27"><text:span text:style-name="Citation"><text:span text:style-name="T18">משפט</text:span></text:span><text:span text:style-name="Citation"><text:span text:style-name="T9">. כשמחלקים חפץ אחד בין שני שחקנים קוואזיליניאריים הפועלים בהתאם לערכים האמיתיים שלהם, </text:span></text:span><text:span text:style-name="Citation"><text:span text:style-name="T13">אלגוריתם "גוד או אגוד" מחזיר חלוקה יעילה פארטו</text:span></text:span><text:span text:style-name="Citation"><text:span text:style-name="T9">.</text:span></text:span></text:p>
      <text:p text:style-name="P27"><text:span text:style-name="Citation"><text:span text:style-name="T20">הוכחה</text:span></text:span><text:span text:style-name="Citation"><text:span text:style-name="T12">. כששני השחקנים פועלים לפי הערכים האמיתיים שלהם, </text:span></text:span><text:span text:style-name="Citation"><text:span text:style-name="T14">האלגוריתם </text:span></text:span><text:span text:style-name="Citation"><text:span text:style-name="T12">נותן את החפץ לשחקן שהערך שלו גדול ביותר. לכן החלוקה המתקבלת ממקסמת את סכום הערכים. לפי </text:span></text:span><text:span text:style-name="Citation"><text:span text:style-name="T14">המשפט הקודם, </text:span></text:span><text:span text:style-name="Citation"><text:span text:style-name="T12">החלוקה יעילה־פארטו. <text:s/>***</text:span></text:span></text:p>
      <text:p text:style-name="P27"><text:span text:style-name="Citation"><text:span text:style-name="T12"/></text:span></text:p>
      <text:p text:style-name="P28"><text:span text:style-name="Citation"><text:span text:style-name="T12">אם כך, עבור שני שחקנים וחפץ אחד יש לנו פתרון מושלם: גם פרופורציונלי, גם ללא קנאה, <text:s/>וגם יעיל פארטו. </text:span></text:span><text:span text:style-name="Citation"><text:span text:style-name="T15">כעת נראה</text:span></text:span><text:span text:style-name="Citation"><text:span text:style-name="T12"> מה קורה כשיש יותר משני שחקנים ויותר מחפץ אחד.</text:span></text:span></text:p>
      <text:p text:style-name="P28"><text:span text:style-name="Citation"><text:span text:style-name="T12"/></text:span></text:p>
      <text:p text:style-name="P28"><text:span text:style-name="Citation"><text:span text:style-name="T12"/></text:span></text:p>
      <text:p text:style-name="Heading_20_2"><text:span text:style-name="Citation"><text:span text:style-name="T28">הרבה </text:span></text:span><text:span text:style-name="Citation"><text:span text:style-name="T26">שחקנים </text:span></text:span><text:span text:style-name="Citation"><text:span text:style-name="T28">והרבה חפצים</text:span></text:span></text:p>
      <text:p text:style-name="P29"><text:span text:style-name="Citation"><text:span text:style-name="T28">כדי להשיג חלוקה יעילה־פארטו, עלינו למצוא חלוקה הממקסמת את סכום הערכים. אנחנו מניחים שההערכות של השחקנים הן </text:span></text:span><text:span text:style-name="הבחנה"><text:span text:style-name="T28">קוואזיליניאריות</text:span></text:span><text:span text:style-name="Citation"><text:span text:style-name="T28"> וגם </text:span></text:span><text:span text:style-name="הבחנה"><text:span text:style-name="T28">חיבוריות</text:span></text:span><text:span text:style-name="Citation"><text:span text:style-name="T28"> – הערך הכספי, שכל שחקן מייחס לקבוצת חפצים, שווה לסכום הערכים שהוא מייחס לחפצים. במצב זה, קל למצוא חלוקה הממקסמת את סכום הערכים – פשוט ניתן כל חפץ לשחקן המייחס לו ערך גבוה ביותר. <text:s/>לאחר מכן נגבה מכל שחקן, שקיבל חפץ, את ערך החפץ עבורו. נחלק את הכסף בין השחקנים לפי כלל־תשלום כלשהו, שיבטיח שהחלוקה תהיה הוגנת. </text:span></text:span><text:span text:style-name="Citation"><text:span text:style-name="T31">נקרא לאלגוריתם "אלגוריתם המכרז". </text:span></text:span><text:span text:style-name="Citation"><text:span text:style-name="T28">המבנה הכללי של האלגוריתם הוא:</text:span></text:span></text:p>
      <text:p text:style-name="P29"><text:span text:style-name="Citation"><text:span text:style-name="T29">1. </text:span></text:span><text:span text:style-name="Citation"><text:span text:style-name="T28">כל שחקן רושם את הערך שהוא מייחס לכל חפץ.</text:span></text:span></text:p>
      <text:p text:style-name="P29"><text:span text:style-name="Citation"><text:span text:style-name="T28">2. האלגוריתם מוכר כל חפץ לשחקן עם הערך הגבוה ביותר, בתמורה לערך שרשם.</text:span></text:span></text:p>
      <text:p text:style-name="P29"><text:span text:style-name="Citation"><text:span text:style-name="T28">3. האלגוריתם מחלק את הכסף, שהתקבל מכל השחקנים, לפי כלל־תשלום כלשהו.</text:span></text:span></text:p>
      <text:p text:style-name="P29"><text:span text:style-name="Citation"><text:span text:style-name="T28"/></text:span></text:p>
      <text:p text:style-name="P30">ישנם כמה כללי־תשלום מקובלים. כדי לתאר אותם, נסמן באות S את סכום התשלומים שהתקבלו מכל השחקנים. נסמן ב־V<text:span text:style-name="T46">i </text:span>את הערך הכולל ששחקן i מייחס לכל החפצים.</text:p>
      <text:p text:style-name="P58"/>
      <text:list xml:id="list954665605" text:style-name="WWNum1">
        <text:list-item>
          <text:p text:style-name="P42"><text:span text:style-name="T1">כלל התשלום השווה</text:span>: נחלק את הכסף שווה בשווה בין השחקנים – כל שחקן יקבל S/n.</text:p>
        </text:list-item>
        <text:list-item>
          <text:p text:style-name="P42"><text:span text:style-name="T1">כלל העודף השווה</text:span>: נשלם לכל שחקן i את הערך הפרופורציונלי שלו – V<text:span text:style-name="T46">i</text:span>/n. לאחר מכן, נחלק את העודף שווה בשווה בין השחקנים. כלל זה הוצע לראשונה ע"י המתמטיקאי ברוניסלאו קנאסטר (Bronislaw Knaster) – אחד מממציאי אלגוריתם "המפחית האחרון" לחלוקת עוגה. לכן נקרא לו גם <text:span text:style-name="T1">כלל קנאסטר</text:span>.</text:p>
        </text:list-item>
        <text:list-item>
          <text:p text:style-name="P42"><text:span text:style-name="T1">כלל התשלום היחסי</text:span>: נחלק את הכסף בין השחקנים באופן יחסי לערך הכולל שלהם – כל שחקן i יקבל S*V<text:span text:style-name="T46">i</text:span>/(sum<text:span text:style-name="T46">i</text:span> V<text:span text:style-name="T46">i</text:span>). כלל זה הוצע לראשונה ע"י מתיאס ריית' (Matthias G. Raith).<text:bookmark text:name="_Ref111327559"/> לכן נקרא לו גם <text:span text:style-name="T1">כלל ריית'</text:span>.</text:p>
        </text:list-item>
      </text:list>
      <text:p text:style-name="P30"><text:span text:style-name="Citation"><text:span text:style-name="T30"/></text:span></text:p>
      <text:p text:style-name="P30"><text:span text:style-name="Citation"><text:span text:style-name="T32">דוגמה</text:span></text:span><text:span text:style-name="Citation"><text:span text:style-name="T30">. </text:span></text:span>נתונים שלושה חפצים ושלושה שחקנים עם הערכים הבאים:</text:p>
      <text:p text:style-name="P4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45"/>
          </table:table-cell>
          <table:table-cell table:style-name="Table1.A1" office:value-type="string">
            <text:p text:style-name="P45"><text:span text:style-name="T1">ספה</text:span></text:p>
          </table:table-cell>
          <table:table-cell table:style-name="Table1.A1" office:value-type="string">
            <text:p text:style-name="P45"><text:span text:style-name="T1">פסנתר</text:span></text:p>
          </table:table-cell>
          <table:table-cell table:style-name="Table1.A1" office:value-type="string">
            <text:p text:style-name="P45"><text:span text:style-name="T1">שטיח</text:span></text:p>
          </table:table-cell>
          <table:table-cell table:style-name="Table1.E1" office:value-type="string">
            <text:p text:style-name="P45"><text:span text:style-name="T1">סכום</text:span></text:p>
          </table:table-cell>
        </table:table-row>
        <table:table-row table:style-name="Table1.1">
          <table:table-cell table:style-name="Table1.A1" office:value-type="string">
            <text:p text:style-name="P45">שחקן א:</text:p>
          </table:table-cell>
          <table:table-cell table:style-name="Table1.A1" office:value-type="string">
            <text:p text:style-name="P45"><text:span text:style-name="T1">60</text:span></text:p>
          </table:table-cell>
          <table:table-cell table:style-name="Table1.A1" office:value-type="string">
            <text:p text:style-name="P45"><text:span text:style-name="T1">50</text:span></text:p>
          </table:table-cell>
          <table:table-cell table:style-name="Table1.A1" office:value-type="string">
            <text:p text:style-name="P45">30</text:p>
          </table:table-cell>
          <table:table-cell table:style-name="Table1.E1" office:value-type="string">
            <text:p text:style-name="P45">140 =</text:p>
          </table:table-cell>
        </table:table-row>
        <table:table-row table:style-name="Table1.1">
          <table:table-cell table:style-name="Table1.A1" office:value-type="string">
            <text:p text:style-name="P45">שחקן ב:</text:p>
          </table:table-cell>
          <table:table-cell table:style-name="Table1.A1" office:value-type="string">
            <text:p text:style-name="P45">50</text:p>
          </table:table-cell>
          <table:table-cell table:style-name="Table1.A1" office:value-type="string">
            <text:p text:style-name="P45">40</text:p>
          </table:table-cell>
          <table:table-cell table:style-name="Table1.A1" office:value-type="string">
            <text:p text:style-name="P45"><text:span text:style-name="T1">40</text:span></text:p>
          </table:table-cell>
          <table:table-cell table:style-name="Table1.E1" office:value-type="string">
            <text:p text:style-name="P45">130 =</text:p>
          </table:table-cell>
        </table:table-row>
        <table:table-row table:style-name="Table1.1">
          <table:table-cell table:style-name="Table1.A1" office:value-type="string">
            <text:p text:style-name="P45">שחקן ג:</text:p>
          </table:table-cell>
          <table:table-cell table:style-name="Table1.A1" office:value-type="string">
            <text:p text:style-name="P45">50</text:p>
          </table:table-cell>
          <table:table-cell table:style-name="Table1.A1" office:value-type="string">
            <text:p text:style-name="P45">20</text:p>
          </table:table-cell>
          <table:table-cell table:style-name="Table1.A1" office:value-type="string">
            <text:p text:style-name="P45">0</text:p>
          </table:table-cell>
          <table:table-cell table:style-name="Table1.E1" office:value-type="string">
            <text:p text:style-name="P45">70 =</text:p>
          </table:table-cell>
        </table:table-row>
        <table:table-row table:style-name="Table1.1">
          <table:table-cell table:style-name="Table1.A5" office:value-type="string">
            <text:p text:style-name="P45">מקסימום:</text:p>
          </table:table-cell>
          <table:table-cell table:style-name="Table1.A5" office:value-type="string">
            <text:p text:style-name="P45">60</text:p>
          </table:table-cell>
          <table:table-cell table:style-name="Table1.A5" office:value-type="string">
            <text:p text:style-name="P45">50</text:p>
          </table:table-cell>
          <table:table-cell table:style-name="Table1.A5" office:value-type="string">
            <text:p text:style-name="P45">40</text:p>
          </table:table-cell>
          <table:table-cell table:style-name="Table1.E1" office:value-type="string">
            <text:p text:style-name="P45">150 =</text:p>
          </table:table-cell>
        </table:table-row>
      </table:table>
      <text:p text:style-name="P58"/>
      <text:p text:style-name="P30">בצעד 2, שחקן א מקבל ספה ופסנתר ומשלם 110; שחקן ב מקבל שטיח ומשלם 40; שחקן ג לא מקבל ולא משלם כלום. התשלום הכולל שנאסף הוא 150. חלוקת התשלום לפי הכללים השונים היא:</text:p>
      <text:p text:style-name="P44"/>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5">כלל תשלום:</text:p>
          </table:table-cell>
          <table:table-cell table:style-name="Table2.A1" office:value-type="string">
            <text:p text:style-name="P46"><text:span text:style-name="T1">שווה</text:span></text:p>
          </table:table-cell>
          <table:table-cell table:style-name="Table2.A1" office:value-type="string">
            <text:p text:style-name="P45"><text:span text:style-name="T1">קנאסטר</text:span></text:p>
          </table:table-cell>
          <table:table-cell table:style-name="Table2.A1" office:value-type="string">
            <text:p text:style-name="P45"><text:span text:style-name="T1">ריית'</text:span></text:p>
          </table:table-cell>
        </table:table-row>
        <table:table-row table:style-name="Table2.1">
          <table:table-cell table:style-name="Table2.A1" office:value-type="string">
            <text:p text:style-name="P45">שחקן א:</text:p>
          </table:table-cell>
          <table:table-cell table:style-name="Table2.A1" office:value-type="string">
            <text:p text:style-name="P45">50</text:p>
          </table:table-cell>
          <table:table-cell table:style-name="Table2.A1" office:value-type="string">
            <text:p text:style-name="P45">58+8/9</text:p>
          </table:table-cell>
          <table:table-cell table:style-name="Table2.A1" office:value-type="string">
            <text:p text:style-name="P45">61.7647</text:p>
          </table:table-cell>
        </table:table-row>
        <table:table-row table:style-name="Table2.1">
          <table:table-cell table:style-name="Table2.A1" office:value-type="string">
            <text:p text:style-name="P45">שחקן ב:</text:p>
          </table:table-cell>
          <table:table-cell table:style-name="Table2.A1" office:value-type="string">
            <text:p text:style-name="P45">50</text:p>
          </table:table-cell>
          <table:table-cell table:style-name="Table2.A1" office:value-type="string">
            <text:p text:style-name="P45">55+5/9</text:p>
          </table:table-cell>
          <table:table-cell table:style-name="Table2.A1" office:value-type="string">
            <text:p text:style-name="P45">57.3529</text:p>
          </table:table-cell>
        </table:table-row>
        <table:table-row table:style-name="Table2.1">
          <table:table-cell table:style-name="Table2.A1" office:value-type="string">
            <text:p text:style-name="P45">שחקן ג:</text:p>
          </table:table-cell>
          <table:table-cell table:style-name="Table2.A1" office:value-type="string">
            <text:p text:style-name="P45">50</text:p>
          </table:table-cell>
          <table:table-cell table:style-name="Table2.A1" office:value-type="string">
            <text:p text:style-name="P45">35+5/9</text:p>
          </table:table-cell>
          <table:table-cell table:style-name="Table2.A1" office:value-type="string">
            <text:p text:style-name="P45">30.8824</text:p>
          </table:table-cell>
        </table:table-row>
        <table:table-row table:style-name="Table2.1">
          <table:table-cell table:style-name="Table2.A5" office:value-type="string">
            <text:p text:style-name="P45">סכום:</text:p>
          </table:table-cell>
          <table:table-cell table:style-name="Table2.A5" office:value-type="string">
            <text:p text:style-name="P45">150</text:p>
          </table:table-cell>
          <table:table-cell table:style-name="Table2.A5" office:value-type="string">
            <text:p text:style-name="P45">150</text:p>
          </table:table-cell>
          <table:table-cell table:style-name="Table2.A5" office:value-type="string">
            <text:p text:style-name="P45">150</text:p>
          </table:table-cell>
        </table:table-row>
      </table:table>
      <text:p text:style-name="P58"/>
      <text:p text:style-name="P44">והתשלומים נטו הם:</text:p>
      <text:p text:style-name="P4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5">כלל תשלום:</text:p>
          </table:table-cell>
          <table:table-cell table:style-name="Table3.A1" office:value-type="string">
            <text:p text:style-name="P46"><text:span text:style-name="T1">שווה</text:span></text:p>
          </table:table-cell>
          <table:table-cell table:style-name="Table3.A1" office:value-type="string">
            <text:p text:style-name="P45"><text:span text:style-name="T1">קנאסטר</text:span></text:p>
          </table:table-cell>
          <table:table-cell table:style-name="Table3.A1" office:value-type="string">
            <text:p text:style-name="P45"><text:span text:style-name="T1">ריית'</text:span></text:p>
          </table:table-cell>
        </table:table-row>
        <table:table-row table:style-name="Table3.1">
          <table:table-cell table:style-name="Table3.A1" office:value-type="string">
            <text:p text:style-name="P45">שחקן א:</text:p>
          </table:table-cell>
          <table:table-cell table:style-name="Table3.A1" office:value-type="string">
            <text:p text:style-name="P45">–60</text:p>
          </table:table-cell>
          <table:table-cell table:style-name="Table3.A1" office:value-type="string">
            <text:p text:style-name="P45">–51–1/9</text:p>
          </table:table-cell>
          <table:table-cell table:style-name="Table3.A1" office:value-type="string">
            <text:p text:style-name="P45">–48.235</text:p>
          </table:table-cell>
        </table:table-row>
        <table:table-row table:style-name="Table3.1">
          <table:table-cell table:style-name="Table3.A1" office:value-type="string">
            <text:p text:style-name="P45">שחקן ב:</text:p>
          </table:table-cell>
          <table:table-cell table:style-name="Table3.A1" office:value-type="string">
            <text:p text:style-name="P45">+10</text:p>
          </table:table-cell>
          <table:table-cell table:style-name="Table3.A1" office:value-type="string">
            <text:p text:style-name="P45">+15+5/9</text:p>
          </table:table-cell>
          <table:table-cell table:style-name="Table3.A1" office:value-type="string">
            <text:p text:style-name="P45">+17.3529</text:p>
          </table:table-cell>
        </table:table-row>
        <table:table-row table:style-name="Table3.1">
          <table:table-cell table:style-name="Table3.A1" office:value-type="string">
            <text:p text:style-name="P45">שחקן ג:</text:p>
          </table:table-cell>
          <table:table-cell table:style-name="Table3.A1" office:value-type="string">
            <text:p text:style-name="P45">+50</text:p>
          </table:table-cell>
          <table:table-cell table:style-name="Table3.A1" office:value-type="string">
            <text:p text:style-name="P45">+35+5/9</text:p>
          </table:table-cell>
          <table:table-cell table:style-name="Table3.A1" office:value-type="string">
            <text:p text:style-name="P45">+30.8824</text:p>
          </table:table-cell>
        </table:table-row>
        <table:table-row table:style-name="Table3.1">
          <table:table-cell table:style-name="Table3.A5" office:value-type="string">
            <text:p text:style-name="P45">סכום:</text:p>
          </table:table-cell>
          <table:table-cell table:style-name="Table3.A5" office:value-type="string">
            <text:p text:style-name="P45">0</text:p>
          </table:table-cell>
          <table:table-cell table:style-name="Table3.A5" office:value-type="string">
            <text:p text:style-name="P45">0</text:p>
          </table:table-cell>
          <table:table-cell table:style-name="Table3.A5" office:value-type="string">
            <text:p text:style-name="P45">0</text:p>
          </table:table-cell>
        </table:table-row>
      </table:table>
      <text:p text:style-name="P58"/>
      <text:p text:style-name="P43"><text:span text:style-name="Citation"><text:span text:style-name="T5"/></text:span></text:p>
      <text:p text:style-name="Standard"/>
      <text:p text:style-name="P31"><text:span text:style-name="T1">משפט</text:span>. <text:span text:style-name="T51">אלגוריתם המכרז עם כל אחד משלושת כללי־התשלום (שווה, קנאסטר, ריית') מחזיר חלוקה יעילה־פארטו ופרופורציונלית.</text:span></text:p>
      <text:p text:style-name="P33"><text:span text:style-name="T1">הוכחה</text:span>. <text:span text:style-name="T52">יעילות פארטו נובעת מכך שכל חפץ נמסר לשחקן המייחס לו ערך גבוה ביותר.</text:span></text:p>
      <text:p text:style-name="P33">כדי להוכיח פרופורציונליות, צריך להוכיח שהתועלת של כל שחקן i בסוף האלגוריתם היא לפחות V<text:span text:style-name="T46">i</text:span>/n. בצעד 2, כל שחקן משלם את הערך שהוא מייחס לחפצים שקיבל, ולכן התועלת שלו בסוף צעד 2 היא אפס. לכן התועלת הכוללת שלו שווה לתשלום שהוא מקבל בצעד 3. נוכיח שכל כללי התשלום משלמים לכל שחקן לפחות V<text:span text:style-name="T46">i</text:span>/n:</text:p>
      <text:p text:style-name="P50"><text:span text:style-name="הבחנה">התשלום השווה</text:span> הוא S/n. האלגוריתם גובה, עבור כל חפץ, את הערך הגבוה ביותר שמייחס לו שחקן כלשהו; לכן, סכום התשלומים הוא לפחות סכום הערכים של כל אחד מהשחקנים: <text:s/>S≥V<text:span text:style-name="T46">i</text:span> לכל i. לכן התשלום השווה הוא לפחות V<text:span text:style-name="T46">i</text:span>/n.</text:p>
      <text:p text:style-name="P50"><text:span text:style-name="הבחנה">כלל קנאסטר</text:span> משלם תחילה בדיוק V<text:span text:style-name="T46">i</text:span>/n לכל שחקן i. כאמור, S≥V<text:span text:style-name="T46">i</text:span>, ולכן סכום התשלומים הניתנים לכל השחקנים הוא לכל היותר S. לכן, העודף גדול או שווה אפס, והתשלום הכולל לכל שחקן i הוא לפחות V<text:span text:style-name="T46">i</text:span>/n.</text:p>
      <text:p text:style-name="P32"><text:span text:style-name="הבחנה">כלל ריית'</text:span> משלם לכל שחקן V<text:span text:style-name="T46">i</text:span>*S/(sum<text:span text:style-name="T46">i</text:span> V<text:span text:style-name="T46">i</text:span>). כאמור, S≥V<text:span text:style-name="T46">i</text:span>, ולכן sum<text:span text:style-name="T46">i</text:span> V<text:span text:style-name="T46">i </text:span>≤ n*S. לכן התשלום של ריית' הוא לפחות V<text:span text:style-name="T46">i</text:span>*S/(n*S) = V<text:span text:style-name="T46">i</text:span>/n. <text:s/>***</text:p>
      <text:p text:style-name="P32"/>
      <text:p text:style-name="P34">למרות זאת, לא כל הכללים שווים – רק אחד מהם מבטיח חלוקה ללא־קנאה.</text:p>
      <text:p text:style-name="P34"/>
      <text:p text:style-name="P34"/>
      <text:p text:style-name="P36"><text:span text:style-name="T3">משפט</text:span><text:span text:style-name="T50">. </text:span><text:span text:style-name="T51">אלגוריתם המכרז </text:span><text:span text:style-name="T38">מבטיח חלוקה ללא-קנאה </text:span><text:span text:style-name="T39">עם </text:span><text:span text:style-name="T38">כלל התשלום השוה, </text:span><text:span text:style-name="T40">אבל לא עם </text:span><text:span text:style-name="T38">כלל קנאסטר וכלל ריית.</text:span></text:p>
      <text:p text:style-name="P35"><text:span text:style-name="T1">הוכחה</text:span><text:span text:style-name="T53">. </text:span></text:p>
      <text:p text:style-name="P52"><text:span text:style-name="T1">(א)</text:span> נסמן את ההערכה של כל שחקן i בפונקציה v<text:span text:style-name="T46">i</text:span>, את הסל שמקבל כל שחקן ב־ X<text:span text:style-name="T46">i</text:span>. כיוון שכל חפץ נמסר לשחקן המייחס לו את הערך הגבוה ביותר, מתקיים לכל זוג i, j:</text:p>
      <text:p text:style-name="P59"/>
      <text:p text:style-name="P62">v<text:span text:style-name="T46">i</text:span>(X<text:span text:style-name="T46">j</text:span>) ≤ v<text:span text:style-name="T46">j</text:span>(X<text:span text:style-name="T46">j</text:span>) </text:p>
      <text:p text:style-name="P52">עם כלל התשלום השווה, התועלת של כל שחקן i היא S/n. <text:s text:c="2"/>לעומת זאת, התועלת שכל שחקן i מייחס לסל של שחקן אחר j היא הערך שהוא מייחס לאותו סל, פחות התשלום ששחקן j שילם בצעד 2, ועוד הסכום ששחקן j קיבל בצעד 3:</text:p>
      <text:p text:style-name="P59"/>
      <text:p text:style-name="P62">v<text:span text:style-name="T46">i</text:span>(X<text:span text:style-name="T46">j</text:span>) – v<text:span text:style-name="T46">j</text:span>(X<text:span text:style-name="T46">j</text:span>) + S/n ≤ S/n</text:p>
      <text:p text:style-name="P52">לכן החלוקה ללא־קנאה.</text:p>
      <text:p text:style-name="P51"><text:span text:style-name="T1">(ב) </text:span><text:span text:style-name="T53">נניח שיש חפץ אחד ושלושה שחקנים המייחסים לו ערכים שונים: V</text:span><text:span text:style-name="T47">1</text:span><text:span text:style-name="T53"> &gt; V</text:span><text:span text:style-name="T47">2</text:span><text:span text:style-name="T53"> &gt; V</text:span><text:span text:style-name="T47">3</text:span><text:span text:style-name="T53">. שחקן 1 זוכה בחפץ ומשלם V</text:span><text:span text:style-name="T47">1</text:span><text:span text:style-name="T53">. כלל קנאסטר וכלל ריית' מחלקים את הסכום באופן לא שווה: שחקן 1 מקבל יותר משחקן 2, ושחקן 2 מקבל יותר משחקן 3. לכן, שחקן 3 מקנא בשחקן 2 (למעשה, </text:span><text:span text:style-name="הבחנה"><text:span text:style-name="T53">כל</text:span></text:span><text:span text:style-name="T53"> כלל‏־תשלום הנותן תשלום שונה לשחקנים עם ערך כולל שונה יחזיר חלוקה עם קנאה במקרה זה). <text:s/>***</text:span></text:p>
      <text:p text:style-name="P40"/>
      <text:p text:style-name="P41"><text:span text:style-name="T21">שימו לב: </text:span>כשעסקנו בחלוקת עוגה ומשאבים אחרים ללא כסף, היה לנו קשה להשיג חלוקה שהיא גם הוגנת וגם יעילה. מתברר, שכאשר משתמשים בכסף, השילוב בין הוגנות לבין יעילות נעשה הרבה יותר קל. אלגוריתם פשוט ומהיר –<text:span text:style-name="T41">אלגוריתם המכרז </text:span>עם כלל התשלום השווה – משיג חלוקה שהיא גם הוגנת וגם יעילה.</text:p>
      <text:p text:style-name="P60"/>
      <text:p text:style-name="P37"><text:span text:style-name="T24">בסעיף הבא </text:span><text:span text:style-name="T23">נראה, שהשימוש בכסף מאפשר לנו לפתור בעיות חלוקה מורכבות ומציאותיות יותר, עם אילוצים חיצוניים נוספים מעבר לדרישת ההוגנות.</text:span></text:p>
      <text:p text:style-name="P39"/>
      <text:p text:style-name="P39">סיכם: אראל סגל-הלוי.</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פתיח_20_יחידה" style:display-name="פתיח יחידה" style:family="paragraph" style:parent-style-name="Standard" style:default-outline-level="">
      <style:paragraph-properties fo:margin-left="2.3626in" fo:margin-right="0in" fo:text-align="start" style:justify-single-word="false" fo:text-indent="0in" style:auto-text-indent="false"/>
      <style:text-properties style:font-size-complex="10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loext: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פנים_20_מסגרת_20_סיעוף_20_שני" style:display-name="פנים מסגרת סיעוף שני" style:family="paragraph" style:parent-style-name="מסגרת_20_טקסט" style:default-outline-level="">
      <style:paragraph-properties fo:margin-left="0.689in" fo:margin-right="0.1575in" fo:text-indent="-0.3937in" style:auto-text-indent="false" fo:padding-left="0.139in" fo:padding-right="0.139in" fo:padding-top="0in" fo:padding-bottom="0.139in" fo:border-left="0.26pt solid #000000" fo:border-right="0.26pt solid #000000" fo:border-top="none" fo:border-bottom="0.26pt solid #000000">
        <style:tab-stops>
          <style:tab-stop style:position="0.4917in"/>
          <style:tab-stop style:position="0.689in"/>
          <style:tab-stop style:position="2.9925in"/>
        </style:tab-stops>
      </style:paragraph-properties>
    </style:style>
    <style:style style:name="חצי_20_שורה" style:display-name="חצי שורה" style:family="paragraph" style:parent-style-name="Standard" style:default-outline-level="">
      <style:paragraph-properties fo:line-height="0.0972in"/>
    </style:style>
    <style:style style:name="הוכחה" style:family="paragraph" style:parent-style-name="Standard" style:default-outline-level="">
      <style:paragraph-properties fo:margin-top="0.0417in" fo:margin-bottom="0in" loext:contextual-spacing="false"/>
      <style:text-properties style:font-size-complex="10.5pt"/>
    </style:style>
    <style:style style:name="הוכחה_20_-_20_משל" style:display-name="הוכחה - משל" style:family="paragraph" style:parent-style-name="הוכחה" style:next-style-name="Standard" style:default-outline-level="">
      <style:paragraph-properties fo:margin-top="0in" fo:margin-bottom="0in" loext:contextual-spacing="false" fo:line-height="0.1252in" fo:text-align="start" style:justify-single-word="false"/>
      <style:text-properties fo:font-weight="bold" style:font-weight-asian="bold" style:font-weight-complex="bold"/>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8">
      <text:list-level-style-number text:level="1" style:num-format="1">
        <style:list-level-properties text:list-level-position-and-space-mode="label-alignment">
          <style:list-level-label-alignment text:label-followed-by="listtab" fo:margin-left="0.4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8457in" fo:margin-left="0.0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2-10-20T08:44:54.337390729</dc:date>
    <meta:editing-duration>P8DT17H24M37S</meta:editing-duration>
    <meta:editing-cycles>1199</meta:editing-cycles>
    <dc:creator>Erel Segal-Halevi</dc:creator>
    <meta:document-statistic meta:table-count="3" meta:image-count="0" meta:object-count="0" meta:page-count="1" meta:paragraph-count="155" meta:word-count="2093" meta:character-count="11426" meta:non-whitespace-character-count="9444"/>
  </office:meta>
</office:document-meta>
</file>